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emibold" svg:font-family="'Open Sans Semibold', sans-serif"/>
    <style:font-face style:name="ProximaNova-Regular" svg:font-family="ProximaNova-Regular, sans-serif"/>
    <style:font-face style:name="arial" svg:font-family="arial, sans-serif-light,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variant="normal" fo:text-transform="none" fo:color="#6b6b6b" style:font-name="ProximaNova-Regular" fo:font-size="12pt" fo:letter-spacing="normal" fo:font-style="normal" fo:font-weight="normal" officeooo:rsid="00181304" officeooo:paragraph-rsid="00181304"/>
    </style:style>
    <style:style style:name="P2" style:family="paragraph" style:parent-style-name="Standard">
      <style:text-properties fo:font-variant="normal" fo:text-transform="none" fo:color="#6b6b6b" style:font-name="ProximaNova-Regular" fo:font-size="12pt" fo:letter-spacing="normal" fo:font-style="normal" fo:font-weight="normal" officeooo:rsid="00181304" officeooo:paragraph-rsid="001930b8"/>
    </style:style>
    <style:style style:name="P3" style:family="paragraph" style:parent-style-name="Standard">
      <style:text-properties fo:font-variant="normal" fo:text-transform="none" fo:color="#6b6b6b" style:font-name="ProximaNova-Regular" fo:font-size="12pt" fo:letter-spacing="normal" fo:font-style="normal" fo:font-weight="normal" officeooo:rsid="001c0743" officeooo:paragraph-rsid="001c0743"/>
    </style:style>
    <style:style style:name="P4" style:family="paragraph" style:parent-style-name="Standard">
      <style:text-properties fo:font-variant="normal" fo:text-transform="none" fo:color="#6b6b6b" style:font-name="ProximaNova-Regular" fo:font-size="12pt" fo:letter-spacing="normal" fo:font-style="normal" fo:font-weight="normal" officeooo:paragraph-rsid="001c0743"/>
    </style:style>
    <style:style style:name="P5" style:family="paragraph" style:parent-style-name="Standard">
      <style:text-properties fo:font-variant="normal" fo:text-transform="none" fo:color="#6b6b6b" style:font-name="ProximaNova-Regular" fo:font-size="10pt" fo:letter-spacing="normal" fo:font-style="normal" fo:font-weight="normal" officeooo:rsid="001a3d4d" officeooo:paragraph-rsid="001a3d4d" style:font-size-asian="10pt" style:font-size-complex="10pt"/>
    </style:style>
    <style:style style:name="P6" style:family="paragraph" style:parent-style-name="Standard">
      <style:text-properties officeooo:paragraph-rsid="001c0743"/>
    </style:style>
    <style:style style:name="P7" style:family="paragraph" style:parent-style-name="Standard">
      <style:text-properties officeooo:rsid="001d793b" officeooo:paragraph-rsid="001d793b"/>
    </style:style>
    <style:style style:name="P8" style:family="paragraph" style:parent-style-name="Standard">
      <style:text-properties fo:font-variant="normal" fo:text-transform="none" fo:color="#6b6b6b" style:font-name="ProximaNova-Regular" fo:font-size="10pt" fo:letter-spacing="normal" fo:font-style="normal" fo:font-weight="bold" officeooo:rsid="001f97da" officeooo:paragraph-rsid="001f97da" style:font-size-asian="10pt" style:font-weight-asian="bold" style:font-size-complex="10pt" style:font-weight-complex="bold"/>
    </style:style>
    <style:style style:name="P9" style:family="paragraph" style:parent-style-name="Standard">
      <style:text-properties fo:font-variant="normal" fo:text-transform="none" fo:color="#6b6b6b" style:font-name="ProximaNova-Regular" fo:font-size="10pt" fo:letter-spacing="normal" fo:font-style="normal" fo:font-weight="bold" officeooo:rsid="001a3d4d" officeooo:paragraph-rsid="001a3d4d" style:font-size-asian="10pt" style:font-weight-asian="bold" style:font-size-complex="10pt" style:font-weight-complex="bold"/>
    </style:style>
    <style:style style:name="P10" style:family="paragraph" style:parent-style-name="Standard">
      <style:text-properties fo:font-variant="normal" fo:text-transform="none" fo:color="#6b6b6b" style:font-name="ProximaNova-Regular" fo:font-size="10pt" fo:letter-spacing="normal" fo:font-style="normal" fo:font-weight="bold" officeooo:rsid="001a3d4d" officeooo:paragraph-rsid="001c0743" style:font-size-asian="10pt" style:font-weight-asian="bold" style:font-size-complex="10pt" style:font-weight-complex="bold"/>
    </style:style>
    <style:style style:name="P11" style:family="paragraph" style:parent-style-name="Standard">
      <style:text-properties fo:font-variant="normal" fo:text-transform="none" fo:color="#6b6b6b" style:font-name="ProximaNova-Regular" fo:font-size="10pt" fo:letter-spacing="normal" fo:font-style="normal" fo:font-weight="bold" officeooo:rsid="0021bf9c" officeooo:paragraph-rsid="0021bf9c" style:font-size-asian="10pt" style:font-weight-asian="bold" style:font-size-complex="10pt" style:font-weight-complex="bold"/>
    </style:style>
    <style:style style:name="P12" style:family="paragraph" style:parent-style-name="Standard">
      <style:text-properties fo:font-variant="normal" fo:text-transform="none" fo:color="#6b6b6b" style:font-name="ProximaNova-Regular" fo:font-size="12pt" fo:letter-spacing="normal" fo:font-style="normal" fo:font-weight="bold" officeooo:rsid="001c0743" officeooo:paragraph-rsid="001c0743" style:font-weight-asian="bold" style:font-weight-complex="bold"/>
    </style:style>
    <style:style style:name="P13" style:family="paragraph" style:parent-style-name="Standard">
      <style:text-properties fo:font-variant="normal" fo:text-transform="none" fo:color="#6b6b6b" style:font-name="ProximaNova-Regular" fo:font-size="12pt" fo:letter-spacing="normal" fo:font-style="normal" fo:font-weight="normal" officeooo:rsid="001c0743" officeooo:paragraph-rsid="001c0743"/>
    </style:style>
    <style:style style:name="P14" style:family="paragraph" style:parent-style-name="Standard">
      <style:text-properties fo:font-variant="normal" fo:text-transform="none" fo:color="#222222" style:font-name="arial" fo:font-size="10pt" fo:letter-spacing="normal" fo:font-style="normal" fo:font-weight="normal" officeooo:rsid="001a3d4d" officeooo:paragraph-rsid="001c0743" style:font-size-asian="10pt" style:font-weight-asian="normal" style:font-size-complex="10pt" style:font-weight-complex="normal" loext:padding="0cm" loext:border="none"/>
    </style:style>
    <style:style style:name="P15" style:family="paragraph" style:parent-style-name="Standard">
      <style:text-properties fo:font-variant="normal" fo:text-transform="none" fo:color="#222222" style:font-name="arial" fo:font-size="10pt" fo:letter-spacing="normal" fo:font-style="normal" fo:font-weight="normal" officeooo:rsid="001a3d4d" officeooo:paragraph-rsid="0021bf9c" style:font-size-asian="10pt" style:font-weight-asian="normal" style:font-size-complex="10pt" style:font-weight-complex="normal" loext:padding="0cm" loext:border="none"/>
    </style:style>
    <style:style style:name="P16" style:family="paragraph" style:parent-style-name="Standard">
      <style:text-properties fo:font-variant="normal" fo:text-transform="none" fo:color="#222222" style:font-name="arial" fo:font-size="10pt" fo:letter-spacing="normal" fo:font-style="normal" fo:font-weight="normal" officeooo:rsid="0021bf9c" officeooo:paragraph-rsid="0021bf9c" style:font-size-asian="10pt" style:font-weight-asian="normal" style:font-size-complex="10pt" style:font-weight-complex="normal" loext:padding="0cm" loext:border="none"/>
    </style:style>
    <style:style style:name="P17" style:family="paragraph" style:parent-style-name="Standard">
      <style:text-properties fo:font-variant="normal" fo:text-transform="none" fo:color="#222222" style:font-name="arial" fo:font-size="10pt" fo:letter-spacing="normal" fo:font-style="normal" fo:font-weight="normal" officeooo:rsid="0022d2f0" officeooo:paragraph-rsid="0022d2f0" style:font-size-asian="10pt" style:font-weight-asian="normal" style:font-size-complex="10pt" style:font-weight-complex="normal" loext:padding="0cm" loext:border="none"/>
    </style:style>
    <style:style style:name="P18" style:family="paragraph" style:parent-style-name="Standard">
      <style:text-properties fo:font-variant="normal" fo:text-transform="none" fo:color="#222222" style:font-name="arial" fo:font-size="10pt" fo:letter-spacing="normal" fo:font-style="normal" fo:font-weight="normal" officeooo:rsid="001a3d4d" officeooo:paragraph-rsid="001c0743" style:font-size-asian="10pt" style:font-size-complex="10pt" loext:padding="0cm" loext:border="none"/>
    </style:style>
    <style:style style:name="P19" style:family="paragraph" style:parent-style-name="Standard">
      <style:text-properties fo:font-variant="normal" fo:text-transform="none" fo:color="#222222" style:font-name="arial" fo:font-size="10pt" fo:letter-spacing="normal" fo:font-style="normal" fo:font-weight="normal" officeooo:rsid="001a3d4d" officeooo:paragraph-rsid="001a3d4d" style:font-size-asian="10pt" style:font-size-complex="10pt" loext:padding="0cm" loext:border="none"/>
    </style:style>
    <style:style style:name="P20" style:family="paragraph" style:parent-style-name="Standard">
      <style:text-properties fo:font-variant="normal" fo:text-transform="none" fo:color="#222222" style:font-name="arial" fo:font-size="10pt" fo:letter-spacing="normal" fo:font-style="normal" fo:font-weight="bold" officeooo:rsid="001a3d4d" officeooo:paragraph-rsid="001a3d4d" style:font-size-asian="8pt" style:font-style-asian="italic" style:font-weight-asian="normal" style:font-size-complex="8pt" style:font-style-complex="italic" style:font-weight-complex="normal" loext:padding="0cm" loext:border="none"/>
    </style:style>
    <style:style style:name="P21" style:family="paragraph" style:parent-style-name="Standard">
      <style:text-properties fo:font-variant="normal" fo:text-transform="none" fo:color="#222222" style:font-name="arial" fo:font-size="8pt" fo:letter-spacing="normal" fo:font-style="italic" fo:font-weight="bold" officeooo:rsid="001a3d4d" officeooo:paragraph-rsid="001c0743" style:font-size-asian="8pt" style:font-style-asian="italic" style:font-weight-asian="normal" style:font-size-complex="8pt" style:font-style-complex="italic" style:font-weight-complex="normal" loext:padding="0cm" loext:border="none"/>
    </style:style>
    <style:style style:name="P22" style:family="paragraph" style:parent-style-name="Standard" style:list-style-name="L1">
      <style:text-properties fo:font-variant="normal" fo:text-transform="none" fo:color="#6a3c11" style:font-name="Open Sans Semibold" fo:font-size="10.5pt" fo:letter-spacing="normal" fo:font-style="normal" fo:font-weight="normal" officeooo:paragraph-rsid="001c0743"/>
    </style:style>
    <style:style style:name="P23" style:family="paragraph" style:parent-style-name="Standard">
      <style:text-properties officeooo:paragraph-rsid="001c0743"/>
    </style:style>
    <style:style style:name="P24" style:family="paragraph" style:parent-style-name="Standard">
      <style:paragraph-properties fo:break-before="page"/>
      <style:text-properties fo:font-variant="normal" fo:text-transform="none" fo:color="#222222" style:font-name="arial" fo:font-size="10pt" fo:letter-spacing="normal" fo:font-style="normal" fo:font-weight="normal" officeooo:rsid="0021bf9c" officeooo:paragraph-rsid="0021bf9c" style:font-size-asian="10pt" style:font-weight-asian="normal" style:font-size-complex="10pt" style:font-weight-complex="normal" loext:padding="0cm" loext:border="none"/>
    </style:style>
    <style:style style:name="P25" style:family="paragraph" style:parent-style-name="Standard">
      <style:paragraph-properties fo:break-before="page"/>
      <style:text-properties fo:font-variant="normal" fo:text-transform="none" fo:color="#6b6b6b" style:font-name="ProximaNova-Regular" fo:font-size="10pt" fo:letter-spacing="normal" fo:font-style="normal" fo:font-weight="bold" officeooo:rsid="0021bf9c" officeooo:paragraph-rsid="0021bf9c"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weight="bold" officeooo:rsid="001c0743" style:font-weight-asian="bold" style:font-weight-complex="bold"/>
    </style:style>
    <style:style style:name="T3" style:family="text">
      <style:text-properties officeooo:rsid="001930b8"/>
    </style:style>
    <style:style style:name="T4" style:family="text">
      <style:text-properties fo:color="#222222" style:font-name="arial" loext:padding="0cm" loext:border="none"/>
    </style:style>
    <style:style style:name="T5" style:family="text">
      <style:text-properties fo:font-variant="normal" fo:text-transform="none" fo:color="#6b6b6b" style:font-name="ProximaNova-Regular" fo:font-size="10pt" fo:letter-spacing="normal" fo:font-style="normal" fo:font-weight="bold" style:font-size-asian="10pt" style:font-weight-asian="bold" style:font-size-complex="10pt" style:font-weight-complex="bold"/>
    </style:style>
    <style:style style:name="T6" style:family="text">
      <style:text-properties fo:font-variant="normal" fo:text-transform="none" fo:color="#6b6b6b" style:font-name="ProximaNova-Regular" fo:font-size="10pt" fo:letter-spacing="normal" fo:font-style="normal" fo:font-weight="bold" officeooo:rsid="001a3d4d" style:font-size-asian="10pt" style:font-weight-asian="bold" style:font-size-complex="10pt" style:font-weight-complex="bold"/>
    </style:style>
    <style:style style:name="T7" style:family="text">
      <style:text-properties fo:font-variant="normal" fo:text-transform="none" fo:color="#6b6b6b" style:font-name="ProximaNova-Regular" fo:font-size="10pt" fo:letter-spacing="normal" fo:font-style="normal" fo:font-weight="bold" officeooo:rsid="001c0743" style:font-size-asian="10pt" style:font-weight-asian="bold" style:font-size-complex="10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9"/>
      <text:p text:style-name="P11">About This Book and the Author</text:p>
      <text:p text:style-name="P16"/>
      <text:p text:style-name="P16"><text:span text:style-name="T1">Overcoming Addiction</text:span> is the first book written and published by Robert Gloginja and is aimed to encourage and assist those that are currently battling an addiction as well as try support those that may know someone who is currently battling an addiction.</text:p>
      <text:p text:style-name="P16"/>
      <text:p text:style-name="P16">For the majority of his life, Robert has battled different forms of addiction ranging from alcohol and a variety of adictive drugs to pornography and even being addicted to work (which may come as a surprise to some people who have known him at different points in his life).</text:p>
      <text:p text:style-name="P16"/>
      <text:p text:style-name="P16">This book DOES NOT have all the answers to overcoming addiction or every tool required to support someone battling addiction. You could read this book hundreds, even thousands of times, but until you are ready to start to reclaim your life and overcome addiction or simply be a pillar of support to those you care about in the grips of addiction, these words will simply be empty and void of meaning.</text:p>
      <text:p text:style-name="P16"/>
      <text:p text:style-name="P16"/>
      <text:p text:style-name="P25"/>
      <text:p text:style-name="P11">A Message For Those Battling Addiction</text:p>
      <text:p text:style-name="P16"/>
      <text:p text:style-name="P17">Written by XXXX XXXXX</text:p>
      <text:p text:style-name="P17"/>
      <text:p text:style-name="P17"/>
      <text:p text:style-name="P24"/>
      <text:p text:style-name="P16"/>
      <text:p text:style-name="P10"/>
      <text:p text:style-name="P10">What is an Addict (Google)</text:p>
      <text:p text:style-name="P14"/>
      <text:p text:style-name="P14">1. a person who is addicted to an activity, habit or substance: a drug addict.</text:p>
      <text:p text:style-name="P12"/>
      <text:p text:style-name="P6"><text:span text:style-name="T6"/></text:p>
      <text:p text:style-name="P6"><text:span text:style-name="T6">What </text:span><text:span text:style-name="T7">Does An Addict Look Like?</text:span></text:p>
      <text:p text:style-name="P16"/>
      <text:p text:style-name="P16">You have probably already encountered at least one addict today. Whether they are addicted to coffee, pornography or something more sinister and life destroying like drugs and/or alcohol, chances are you will encounter an addict at somepoint in your day to day life.</text:p>
      <text:p text:style-name="P16"/>
      <text:p text:style-name="P16">A common misconception is that those who are addicted to drugs or alcohol often look disheveled and unkept and although this is the sterotype, there is an enormous amount of addicts who are well kept, hold extremely good and sometimes important or powerful positions within society and live what most people would consider a relative normal life.</text:p>
      <text:p text:style-name="P16"/>
      <text:p text:style-name="P16"/>
      <text:p text:style-name="P16"/>
      <text:p text:style-name="P7"><text:span text:style-name="T7">W</text:span><text:span text:style-name="T5">here Does An Addict Work?</text:span></text:p>
      <text:p text:style-name="P12"/>
      <text:p text:style-name="P16">As we touched on momentarily, addiction effects people from all walks of life.</text:p>
      <text:p text:style-name="P15"/>
      <text:p text:style-name="P15"/>
      <text:p text:style-name="P10">What Are The 5 Most Addictive Substances (http://theconversation.com/)</text:p>
      <text:p text:style-name="P14">1. Heroin</text:p>
      <text:p text:style-name="P14">2. Cocaine</text:p>
      <text:p text:style-name="P14">3. Nicotine</text:p>
      <text:p text:style-name="P14">4. Barbituates (“downers”)</text:p>
      <text:p text:style-name="P14">5. Alcohol</text:p>
      <text:p text:style-name="P21"/>
      <text:p text:style-name="P9"/>
      <text:p text:style-name="P1"><text:span text:style-name="T2">Step 1. </text:span><text:span text:style-name="T1">Don’t Play the Blame Game.</text:span> It is easy <text:soft-page-break/>to place blame when in the <text:span text:style-name="T3">midst</text:span> of addiction or when dealing with an addict. It’s important to understand that the addict is not to blame for his/her addiction, but that s/he must take sole — and soul — responsibility for recovering from it.</text:p>
      <text:p text:style-name="P3"/>
      <text:p text:style-name="P3">Blaming other people for your addiction or an you may be dealing with means never having to say sorry. As soon as you blame someone, you are holding them responsible for something that has happened.</text:p>
      <text:p text:style-name="P4"/>
      <text:p text:style-name="P3">You can also self-blame. This is a condition where the individual feels responsible for the actions done by another person who has harmed them.</text:p>
      <text:p text:style-name="P4"/>
      <text:p text:style-name="P3">The blame game is something that addicts can use to justify their addiction. An addict can usually provide plenty of reasons for their substance abuse and the majority will involve blame. Some of the more common excuses include</text:p>
      <text:p text:style-name="P3"/>
      <text:list xml:id="list1357713924067123336" text:style-name="L1">
        <text:list-item>
          <text:p text:style-name="P22">Other people make them feel miserable so that they have to drink to feel better</text:p>
        </text:list-item>
        <text:list-item>
          <text:p text:style-name="P22">Other people criticize their drinking so now they have to hide it</text:p>
        </text:list-item>
      </text:list>
      <text:p text:style-name="P20"/>
      <text:p text:style-name="P18"/>
      <text:p text:style-name="P9">What is Responsibility (Google)</text:p>
      <text:p text:style-name="P5">1. <text:span text:style-name="T4">the state or fact of having a duty to deal with something or of having control over someone.</text:span></text:p>
      <text:p text:style-name="P19">2. the state or fact of being accountable or to blame for something.</text:p>
      <text:p text:style-name="P1"/>
      <text:p text:style-name="P1"><text:span text:style-name="T1">Be Patient.</text:span> It may take more than one attempt to get it right. Some days may be harder than <text:soft-page-break/>others. Every effort you make is a step towards your goal, and it is an essential part of the journey. Even if someone is not yet ready to change, but they take a few steps toward recovery, they are receiving tools that can help them later on.</text:p>
      <text:p text:style-name="P1"/>
      <text:p text:style-name="P2"><text:span text:style-name="T1">Research Recovery Programs.</text:span> There is no one way to treat addiction. What works for one person, or even many people, may not be right for you or your loved one. In addition, what works for someone who is addicted to heroin may be different than what works for an alcoholic. What works for men may be different than what works for women. And teens may need a completely different approach. </text:p>
      <text:p text:style-name="P2"/>
      <text:p text:style-name="P2"><text:span text:style-name="T1">Get Support.</text:span> Addiction is not an acute illness. Use the resources available to you to get the support you need. These may include outpatient treatment programs, counseling, and support groups such as AA. There are also church and community groups and even online groups that may be able to help.</text:p>
      <text:p text:style-name="P2"/>
      <text:p text:style-name="P2"><text:span text:style-name="T1">Move Your Body.</text:span> Exercise is an important part of any healthy lifestyle. Some people recover from alcohol and drugs with exercise alone simply because they don’t want to feel bad every day when they try to move their bodies. This is especially true for athletes who have had addiction problems. For the average person, 30-60 minutes of walking outside every day will do wonders.</text:p>
      <text:p text:style-name="P2"><text:soft-page-break/></text:p>
      <text:p text:style-name="P2"><text:span text:style-name="T1">Eat a Balanced Diet.</text:span> In addition to exercise, eating right is another key ingredient to a successful recovery. When you improve your diet your blood sugar will stabilize, which can help reduce cravings for alcohol and improve your mood. Learn more about my approach to stabilizing blood sugar here. </text:p>
      <text:p text:style-name="P2"/>
      <text:p text:style-name="P2"><text:span text:style-name="T1">Put Yourself First.</text:span> If you are trying to recover from an addiction, it’s important to make yourself your number one priority. So, give yourself time and space to do what you need to do. You may need to distance yourself from friends, seeks out new ways to stay busy and active, or rely heavily on your family and friends. And remember, recovery is a process, not a destin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emibold" svg:font-family="'Open Sans Semibold', sans-serif"/>
    <style:font-face style:name="ProximaNova-Regular" svg:font-family="ProximaNova-Regular, sans-serif"/>
    <style:font-face style:name="arial" svg:font-family="arial, sans-serif-light,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eft_20_Page" style:display-name="Left Page" style:page-layout-name="Mpm2" style:next-style-name="Right_20_Page"/>
    <style:master-page style:name="Right_20_Page" style:display-name="Right Page" style:page-layout-name="Mpm3"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Gloginja</meta:initial-creator>
    <meta:creation-date>2016-05-14T20:27:04.540113943</meta:creation-date>
    <dc:date>2016-05-27T00:49:27.615850042</dc:date>
    <dc:creator>Robert Gloginja</dc:creator>
    <meta:editing-duration>PT16M56S</meta:editing-duration>
    <meta:editing-cycles>6</meta:editing-cycles>
    <meta:generator>LibreOffice/5.0.3.2$Linux_X86_64 LibreOffice_project/00m0$Build-2</meta:generator>
    <meta:document-statistic meta:table-count="0" meta:image-count="0" meta:object-count="0" meta:page-count="6" meta:paragraph-count="34" meta:word-count="922" meta:character-count="5271" meta:non-whitespace-character-count="4381"/>
  </office:meta>
</office:document-meta>
</file>